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officeooo:rsid="00123765" officeooo:paragraph-rsid="00123765"/>
    </style:style>
    <style:style style:name="P2" style:family="paragraph" style:parent-style-name="Frame_20_contents">
      <style:paragraph-properties fo:text-align="center" style:justify-single-word="false"/>
      <style:text-properties officeooo:rsid="0013b842" officeooo:paragraph-rsid="0013b842"/>
    </style:style>
    <style:style style:name="P3" style:family="paragraph" style:parent-style-name="Frame_20_contents">
      <style:paragraph-properties fo:text-align="center" style:justify-single-word="false"/>
      <style:text-properties officeooo:rsid="001431c4" officeooo:paragraph-rsid="001431c4"/>
    </style:style>
    <style:style style:name="P4" style:family="paragraph" style:parent-style-name="Frame_20_contents">
      <style:paragraph-properties fo:text-align="center" style:justify-single-word="false"/>
      <style:text-properties officeooo:paragraph-rsid="00123765"/>
    </style:style>
    <style:style style:name="P5" style:family="paragraph" style:parent-style-name="Frame_20_contents">
      <style:paragraph-properties fo:text-align="center" style:justify-single-word="false"/>
      <style:text-properties officeooo:paragraph-rsid="0013b842"/>
    </style:style>
    <style:style style:name="P6" style:family="paragraph" style:parent-style-name="Frame_20_contents">
      <style:text-properties officeooo:paragraph-rsid="00123765"/>
    </style:style>
    <style:style style:name="P7" style:family="paragraph" style:parent-style-name="Frame_20_contents">
      <style:text-properties officeooo:paragraph-rsid="00123765"/>
    </style:style>
    <style:style style:name="P8" style:family="paragraph" style:parent-style-name="Frame_20_contents">
      <style:text-properties officeooo:paragraph-rsid="001431c4"/>
    </style:style>
    <style:style style:name="P9" style:family="paragraph" style:parent-style-name="Frame_20_contents">
      <style:paragraph-properties fo:text-align="center" style:justify-single-word="false"/>
      <style:text-properties officeooo:rsid="0013b842" officeooo:paragraph-rsid="0013b842"/>
    </style:style>
    <style:style style:name="P10" style:family="paragraph" style:parent-style-name="Frame_20_contents">
      <style:paragraph-properties fo:text-align="center" style:justify-single-word="false"/>
      <style:text-properties officeooo:paragraph-rsid="0013b842"/>
    </style:style>
    <style:style style:name="P11" style:family="paragraph" style:parent-style-name="Frame_20_contents">
      <style:paragraph-properties fo:text-align="center" style:justify-single-word="false"/>
      <style:text-properties officeooo:paragraph-rsid="001431c4"/>
    </style:style>
    <style:style style:name="P12" style:family="paragraph" style:parent-style-name="Frame_20_contents">
      <style:paragraph-properties fo:text-align="center" style:justify-single-word="false"/>
      <style:text-properties officeooo:rsid="001efdc8" officeooo:paragraph-rsid="001efdc8"/>
    </style:style>
    <style:style style:name="P13" style:family="paragraph">
      <loext:graphic-properties draw:fill="none" draw:fill-color="#ffffff"/>
      <style:paragraph-properties style:writing-mode="lr-tb"/>
      <style:text-properties fo:font-size="12pt"/>
    </style:style>
    <style:style style:name="P14" style:family="paragraph">
      <loext:graphic-properties draw:fill-color="#d62e4e"/>
      <style:paragraph-properties fo:text-align="center"/>
    </style:style>
    <style:style style:name="P15" style:family="paragraph">
      <loext:graphic-properties draw:fill-color="#bf819e"/>
    </style:style>
    <style:style style:name="P16" style:family="paragraph">
      <loext:graphic-properties draw:fill="none" draw:fill-color="#ffffff"/>
      <style:paragraph-properties style:writing-mode="lr-tb"/>
      <style:text-properties fo:font-size="96pt" style:font-size-asian="96pt" style:font-size-complex="96pt"/>
    </style:style>
    <style:style style:name="P17" style:family="paragraph">
      <style:paragraph-properties fo:text-align="center"/>
    </style:style>
    <style:style style:name="P18" style:family="paragraph">
      <loext:graphic-properties draw:fill-color="#ffbf00"/>
    </style:style>
    <style:style style:name="P19" style:family="paragraph">
      <loext:graphic-properties draw:fill-color="#81d41a"/>
    </style:style>
    <style:style style:name="T1" style:family="text">
      <style:text-properties officeooo:rsid="0013b842"/>
    </style:style>
    <style:style style:name="T2" style:family="text">
      <style:text-properties officeooo:rsid="00123765"/>
    </style:style>
    <style:style style:name="T3" style:family="text">
      <style:text-properties officeooo:rsid="001431c4"/>
    </style:style>
    <style:style style:name="T4" style:family="text">
      <style:text-properties officeooo:rsid="001efdc8"/>
    </style:style>
    <style:style style:name="T5" style:family="text">
      <style:text-properties fo:font-weight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2pt"/>
    </style:style>
    <style:style style:name="T8" style:family="text">
      <style:text-properties fo:font-size="96pt" style:font-size-asian="96pt" style:font-size-complex="96pt"/>
    </style:style>
    <style:style style:name="gr1" style:family="graphic">
      <style:graphic-properties draw:stroke="none" svg:stroke-color="#000000" draw:fill="none" draw:fill-color="#ffffff" fo:min-height="0.2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402in" svg:stroke-color="#ff0000" draw:marker-start="Arrow" draw:marker-start-width="0.2in" draw:marker-end="Arrow" draw:marker-end-width="0.2in" draw:fill-color="#d62e4e" draw:textarea-horizontal-align="center" draw:textarea-vertical-align="middle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fill-color="#bf819e" draw:textarea-horizontal-align="justify" draw:textarea-vertical-align="middle" draw:auto-grow-height="false" fo:min-height="0.7437in" fo:min-width="2.77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textarea-horizontal-align="justify" draw:textarea-vertical-align="middle" draw:auto-grow-height="false" fo:min-height="1.561in" fo:min-width="3.4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1.5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color="#ff0000" draw:marker-start="" draw:marker-end="Arrow" draw:fill-color="#d62e4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color="#ff0000" draw:marker-start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 style:parent-style-name="Frame">
      <style:graphic-properties draw:fill-color="#ffbf00" draw:textarea-horizontal-align="justify" draw:textarea-vertical-align="middle" draw:auto-grow-height="false" fo:min-height="0.6299in" fo:min-width="2.12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 style:parent-style-name="Frame">
      <style:graphic-properties draw:fill-color="#81d41a" draw:textarea-horizontal-align="justify" draw:textarea-vertical-align="middle" draw:auto-grow-height="false" fo:min-height="0.5835in" fo:min-width="2.77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 style:parent-style-name="Frame">
      <style:graphic-properties draw:textarea-horizontal-align="justify" draw:textarea-vertical-align="middle" draw:auto-grow-height="false" fo:min-height="2.8957in" fo:min-width="3.7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Shape1" draw:style-name="gr10" svg:width="4.0732in" svg:height="3.2087in" svg:x="-0.6016in" svg:y="1.3535in"><text:p text:style-name="P1">Сервер <text:span text:style-name="T1">[Linux: ubuntu, astra, ...]</text:span></text:p><text:p text:style-name="P1"/><text:p text:style-name="P1"/><text:p text:style-name="P1"/><text:p text:style-name="P1"/><text:p text:style-name="P1"><draw:line text:anchor-type="paragraph" draw:z-index="3" draw:name="Shape4" draw:style-name="gr7" draw:text-style-name="P17" svg:x1="1.6445in" svg:y1="0.1681in" svg:x2="1.6445in" svg:y2="0.6783in"><text:p/></draw:line><draw:line text:anchor-type="paragraph" draw:z-index="4" draw:name="Shape4_0" draw:style-name="gr6" draw:text-style-name="P14" svg:x1="1.9571in" svg:y1="0.189in" svg:x2="1.9571in" svg:y2="0.6992in"><text:p/></draw:line><draw:line text:anchor-type="paragraph" draw:z-index="7" draw:name="Shape4_1" draw:style-name="gr2" draw:text-style-name="P14" svg:x1="6.1953in" svg:y1="-1.4673in" svg:x2="2.9098in" svg:y2="-0.2276in"><text:p/></draw:line></text:p><text:p text:style-name="P1"/><text:p text:style-name="P1"/><text:p text:style-name="P1"/><text:p text:style-name="P1"/><text:p text:style-name="P1"/><text:p text:style-name="P1"><draw:frame text:anchor-type="paragraph" draw:z-index="17" draw:name="Shape7_1" draw:style-name="gr1" draw:text-style-name="P13" svg:width="1.9953in" svg:height="0.276in" draw:transform="rotate (-0.775100720810683) translate (4.24930555555556in -0.248611111111111in)"><draw:text-box><text:p><text:span text:style-name="T7">WebSocket/TCP/IP + rest</text:span></text:p></draw:text-box></draw:frame></text:p><text:p text:style-name="P4"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Shape2" draw:style-name="gr9" draw:text-style-name="P19" svg:width="2.8362in" svg:height="0.6461in" svg:x="0.0209in" svg:y="3.3591in"><text:p text:style-name="P6"><text:span text:style-name="T2">База данных </text:span><text:span text:style-name="T1">[</text:span><text:span text:style-name="T2">PostgreSQL </text:span><text:span text:style-name="T1">12.2]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Shape3" draw:style-name="gr8" draw:text-style-name="P18" svg:width="2.198in" svg:height="0.698in" svg:x="0.3256in" svg:y="2.1508in"><text:p text:style-name="P6"><draw:line text:anchor-type="paragraph" draw:z-index="15" draw:name="Shape4_3" draw:style-name="gr2" draw:text-style-name="P14" svg:x1="5.5094in" svg:y1="3.6236in" svg:x2="2.1047in" svg:y2="0.4102in"><text:p/></draw:line><text:span text:style-name="T2">Web сервис [Dart 2.91]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Shape5" draw:style-name="gr4" svg:width="3.5878in" svg:height="1.7295in" svg:x="5.4091in" svg:y="0.2445in"><text:p text:style-name="P2">Android &gt;= 4.4</text:p><text:p text:style-name="P2"><draw:custom-shape text:anchor-type="paragraph" draw:z-index="11" draw:name="Shape6_0" draw:style-name="gr3" draw:text-style-name="P15" svg:width="2.8543in" svg:height="0.8232in" svg:x="0.3366in" svg:y="4.9866in"><text:p text:style-name="P11"><text:span text:style-name="T3">Клиент АИС Голосование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<text:p text:style-name="P2"/><text:p text:style-name="P2"/><text:p text:style-name="P2"/><text:p text:style-name="P5"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Shape6" draw:style-name="gr3" draw:text-style-name="P15" svg:width="2.8543in" svg:height="0.8232in" svg:x="5.8091in" svg:y="0.8382in"><text:p text:style-name="P11"><text:span text:style-name="T3">Клиент АИС Голосование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8" draw:name="Shape7" draw:style-name="gr1" draw:text-style-name="P13" svg:width="1.9953in" svg:height="0.276in" draw:transform="rotate (0.3384193419617) translate (3.47152777777778in 1.71388888888889in)"><draw:text-box><text:p><text:span text:style-name="T7">WebSocket/TCP/IP + rest</text:span></text:p></draw:text-box></draw:frame><draw:custom-shape text:anchor-type="paragraph" draw:z-index="9" draw:name="Shape5_1" draw:style-name="gr4" svg:width="3.5878in" svg:height="1.7295in" svg:x="5.5819in" svg:y="5.089in"><text:p text:style-name="P3">Linux ubuntu, astra, ...</text:p><text:p text:style-name="P2"/><text:p text:style-name="P2"/><text:p text:style-name="P2"/><text:p text:style-name="P2"/><text:p text:style-name="P5"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0" draw:name="Shape8" draw:style-name="gr5" draw:text-style-name="P16" svg:width="1.2921in" svg:height="1.5343in" svg:x="6.4445in" svg:y="3.4839in"><draw:text-box><text:p><text:span text:style-name="T8">...</text:span></text:p></draw:text-box></draw:frame><draw:custom-shape text:anchor-type="paragraph" draw:z-index="12" draw:name="Shape5_0" draw:style-name="gr4" svg:width="3.5878in" svg:height="1.7295in" svg:x="5.4772in" svg:y="2.4425in"><text:p text:style-name="P12"><text:span text:style-name="T6">iOS</text:span> 8.0 </text:p><text:p text:style-name="P2"/><text:p text:style-name="P2"/><text:p text:style-name="P2"/><text:p text:style-name="P2"/><text:p text:style-name="P5"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" draw:name="Shape6_1" draw:style-name="gr3" draw:text-style-name="P15" svg:width="2.8543in" svg:height="0.8232in" svg:x="5.7953in" svg:y="3.0075in"><text:p text:style-name="P11"><text:span text:style-name="T3">Клиент АИС Голосование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4" draw:name="Shape4_2" draw:style-name="gr2" draw:text-style-name="P14" svg:x1="5.7953in" svg:y1="3.4425in" svg:x2="2.489in" svg:y2="2.5882in"><text:p/></draw:line><draw:frame text:anchor-type="paragraph" draw:z-index="16" draw:name="Shape7_0" draw:style-name="gr1" draw:text-style-name="P13" svg:width="1.9953in" svg:height="0.276in" draw:transform="rotate (-0.27104963283472) translate (3.55486111111111in 2.53611111111111in)"><draw:text-box><text:p><text:span text:style-name="T7">WebSocket/TCP/IP + rest</text:span>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8T23:14:53.019685317</meta:creation-date>
    <dc:date>2020-08-31T13:14:42.313740363</dc:date>
    <meta:editing-duration>PT2H11M27S</meta:editing-duration>
    <meta:editing-cycles>6</meta:editing-cycles>
    <meta:generator>LibreOffice/6.4.4.2$Linux_X86_64 LibreOffice_project/40$Build-2</meta:generator>
    <meta:document-statistic meta:table-count="0" meta:image-count="0" meta:object-count="0" meta:page-count="1" meta:paragraph-count="9" meta:word-count="31" meta:character-count="197" meta:non-whitespace-character-count="174"/>
  </office:meta>
</office:document-meta>
</file>